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ABANCAY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2/11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UENTES TELLO, LU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ZAMORA HUAMANI JULIETA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TRANSP. SANCHEZ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3/11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2T17:59:32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